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0b7" officeooo:paragraph-rsid="001ff0b7"/>
    </style:style>
    <style:style style:name="P2" style:family="paragraph" style:parent-style-name="Standard">
      <style:text-properties officeooo:rsid="0021dc83" officeooo:paragraph-rsid="0021dc83"/>
    </style:style>
    <style:style style:name="P3" style:family="paragraph" style:parent-style-name="Standard">
      <style:text-properties officeooo:rsid="0022c4f1" officeooo:paragraph-rsid="0022c4f1"/>
    </style:style>
    <style:style style:name="P4" style:family="paragraph" style:parent-style-name="Standard">
      <style:text-properties officeooo:rsid="002361ce" officeooo:paragraph-rsid="002361ce"/>
    </style:style>
    <style:style style:name="P5" style:family="paragraph" style:parent-style-name="Standard">
      <style:text-properties officeooo:rsid="0025a682" officeooo:paragraph-rsid="0025a682"/>
    </style:style>
    <style:style style:name="P6" style:family="paragraph" style:parent-style-name="Standard">
      <style:text-properties officeooo:rsid="0025b1ed" officeooo:paragraph-rsid="0025b1ed"/>
    </style:style>
    <style:style style:name="P7" style:family="paragraph" style:parent-style-name="Standard">
      <style:paragraph-properties fo:text-align="center" style:justify-single-word="false"/>
      <style:text-properties fo:font-size="20pt" officeooo:rsid="0025b1ed" officeooo:paragraph-rsid="0025b1ed" style:font-size-asian="20pt" style:font-size-complex="20pt"/>
    </style:style>
    <style:style style:name="P8" style:family="paragraph" style:parent-style-name="Standard">
      <style:text-properties officeooo:rsid="00264768" officeooo:paragraph-rsid="00264768"/>
    </style:style>
    <style:style style:name="P9" style:family="paragraph" style:parent-style-name="Standard">
      <style:text-properties officeooo:rsid="002a552d" officeooo:paragraph-rsid="002a552d"/>
    </style:style>
    <style:style style:name="P10" style:family="paragraph" style:parent-style-name="Standard">
      <style:text-properties officeooo:rsid="002a80c8" officeooo:paragraph-rsid="002a80c8"/>
    </style:style>
    <style:style style:name="P11" style:family="paragraph" style:parent-style-name="Standard">
      <style:text-properties officeooo:rsid="002b4b47" officeooo:paragraph-rsid="002b4b47"/>
    </style:style>
    <style:style style:name="P12" style:family="paragraph" style:parent-style-name="Standard">
      <style:text-properties officeooo:rsid="002c0676" officeooo:paragraph-rsid="002c0676"/>
    </style:style>
    <style:style style:name="P13" style:family="paragraph" style:parent-style-name="Standard">
      <style:text-properties officeooo:rsid="0032f4f6" officeooo:paragraph-rsid="0032f4f6"/>
    </style:style>
    <style:style style:name="P14" style:family="paragraph" style:parent-style-name="Standard">
      <style:text-properties fo:font-size="18pt" officeooo:rsid="0032f4f6" officeooo:paragraph-rsid="0032f4f6" style:font-size-asian="18pt" style:font-size-complex="18pt"/>
    </style:style>
    <style:style style:name="P15" style:family="paragraph" style:parent-style-name="Standard">
      <style:paragraph-properties fo:text-align="center" style:justify-single-word="false" fo:break-before="page"/>
      <style:text-properties fo:font-size="18pt" officeooo:rsid="0032f4f6" officeooo:paragraph-rsid="0032f4f6" style:font-size-asian="18pt" style:font-size-complex="18pt"/>
    </style:style>
    <style:style style:name="P16" style:family="paragraph" style:parent-style-name="Standard">
      <style:text-properties fo:font-size="18pt" officeooo:rsid="003451fb" officeooo:paragraph-rsid="003451fb" style:font-size-asian="18pt" style:font-size-complex="18pt"/>
    </style:style>
    <style:style style:name="P17" style:family="paragraph" style:parent-style-name="Standard">
      <style:text-properties fo:font-size="18pt" officeooo:rsid="003781e6" officeooo:paragraph-rsid="003781e6" style:font-size-asian="18pt" style:font-size-complex="18pt"/>
    </style:style>
    <style:style style:name="P18" style:family="paragraph" style:parent-style-name="Standard">
      <style:text-properties fo:font-size="18pt" officeooo:rsid="0038ea66" officeooo:paragraph-rsid="0038ea66" style:font-size-asian="18pt" style:font-size-complex="18pt"/>
    </style:style>
    <style:style style:name="P19" style:family="paragraph" style:parent-style-name="Standard">
      <style:text-properties fo:font-size="12pt" officeooo:rsid="0032f4f6" officeooo:paragraph-rsid="0032f4f6" style:font-size-asian="10.5pt" style:font-size-complex="12pt"/>
    </style:style>
    <style:style style:name="P20" style:family="paragraph" style:parent-style-name="Standard">
      <style:text-properties fo:font-size="12pt" officeooo:rsid="003451fb" officeooo:paragraph-rsid="003451fb" style:font-size-asian="10.5pt" style:font-size-complex="12pt"/>
    </style:style>
    <style:style style:name="P21" style:family="paragraph" style:parent-style-name="Standard">
      <style:text-properties officeooo:rsid="003781e6" officeooo:paragraph-rsid="003781e6"/>
    </style:style>
    <style:style style:name="P22" style:family="paragraph" style:parent-style-name="Standard">
      <style:text-properties officeooo:rsid="0038ea66" officeooo:paragraph-rsid="0038ea66"/>
    </style:style>
    <style:style style:name="P23" style:family="paragraph" style:parent-style-name="Standard">
      <style:text-properties officeooo:rsid="003b08a9" officeooo:paragraph-rsid="003b08a9"/>
    </style:style>
    <style:style style:name="P24" style:family="paragraph" style:parent-style-name="Standard">
      <style:paragraph-properties fo:break-before="page"/>
      <style:text-properties officeooo:rsid="003b08a9" officeooo:paragraph-rsid="003b08a9"/>
    </style:style>
    <style:style style:name="P25" style:family="paragraph" style:parent-style-name="Standard">
      <style:text-properties fo:font-size="18pt" officeooo:rsid="0032f4f6" officeooo:paragraph-rsid="0032f4f6" style:font-size-asian="18pt" style:font-size-complex="18pt"/>
    </style:style>
    <style:style style:name="P26" style:family="paragraph">
      <style:paragraph-properties fo:text-align="center"/>
    </style:style>
    <style:style style:name="P27" style:family="paragraph">
      <style:paragraph-properties style:writing-mode="lr-tb"/>
    </style:style>
    <style:style style:name="T1" style:family="text">
      <style:text-properties officeooo:rsid="0021dc83"/>
    </style:style>
    <style:style style:name="T2" style:family="text">
      <style:text-properties officeooo:rsid="002361ce"/>
    </style:style>
    <style:style style:name="T3" style:family="text">
      <style:text-properties fo:font-size="18pt" style:font-size-asian="18pt" style:font-size-complex="18pt"/>
    </style:style>
    <style:style style:name="gr1" style:family="graphic">
      <style:graphic-properties draw:marker-end="Arrow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9cm" fo:min-width="2.18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806cm" fo:min-width="1.60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732cm" fo:min-width="1.53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marker-end="Arrow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7">Cours systeme d’exploitation</text:p>
      <text:p text:style-name="P1"/>
      <text:p text:style-name="P1"/>
      <text:p text:style-name="P1">-<text:span text:style-name="T1">1991 creation de linux par linus trorsval, etudiant en master</text:span></text:p>
      <text:p text:style-name="P1"/>
      <text:p text:style-name="P2">architecture général d’un system :</text:p>
      <text:p text:style-name="P2"><text:tab/>-systeme multitache</text:p>
      <text:p text:style-name="P2"><text:tab/>-multi-utilisateur</text:p>
      <text:p text:style-name="P2"><text:tab/>-multiprogrammé</text:p>
      <text:p text:style-name="P2"/>
      <text:p text:style-name="P3">le <text:s/>noyau : </text:p>
      <text:p text:style-name="P3"><text:tab/>-programme relativement petit</text:p>
      <text:p text:style-name="P3"><text:tab/>-commence en premier et finis en dernier</text:p>
      <text:p text:style-name="P3">- prend en charge :</text:p>
      <text:p text:style-name="P3"><text:tab/>-la gestion de la memoire</text:p>
      <text:p text:style-name="P3"><text:tab/>-le partage des ressources</text:p>
      <text:p text:style-name="P3"><text:tab/>-les entrées/sortie de bas niveau</text:p>
      <text:p text:style-name="P3"><text:tab/><text:tab/>-espace disque</text:p>
      <text:p text:style-name="P3"><text:tab/><text:tab/>-reseau</text:p>
      <text:p text:style-name="P3"/>
      <text:p text:style-name="P3"/>
      <text:p text:style-name="P3"/>
      <text:p text:style-name="P3">-<text:span text:style-name="T2">rwxr-xr-- 1 toto 6235 mar 27 15:55 mon_fichier</text:span></text:p>
      <text:p text:style-name="P3"><text:tab/></text:p>
      <text:p text:style-name="P4">au debut on a les droit UGO rwx, ensuite le nombre de lien (les raccourcies) lié au fichier (1), la taille en octet du fichier, la date de creation puis le nom.</text:p>
      <text:p text:style-name="P4"/>
      <text:p text:style-name="P3"/>
      <text:p text:style-name="P5">Variable dus shell </text:p>
      <text:p text:style-name="P5">ps1 contrôle le format par defaut du prompt </text:p>
      <text:p text:style-name="P5">ps2 contrôle le format par defaut du prompt codaire</text:p>
      <text:p text:style-name="P5"/>
      <text:p text:style-name="P5">echo `pwd` ←back quote pour evaluer pwd avant d’afficher avec echo</text:p>
      <text:p text:style-name="P5">resultat→ /home/user</text:p>
      <text:p text:style-name="P5"/>
      <text:p text:style-name="P5">echo ‘$HOME’ simple quote n’interprete pas </text:p>
      <text:p text:style-name="P5">resultat → $HOME</text:p>
      <text:p text:style-name="P5"/>
      <text:p text:style-name="P5"><draw:custom-shape text:anchor-type="paragraph" draw:z-index="2" draw:name="Shape 1" draw:style-name="gr4" draw:text-style-name="P27" svg:width="2.17cm" svg:height="1.033cm" svg:x="7.627cm" svg:y="0.175cm"><text:p>suspendu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 2" draw:style-name="gr3" draw:text-style-name="P27" svg:width="2.276cm" svg:height="1.138cm" svg:x="13.765cm" svg:y="0.28cm"><text:p>Arriere pla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draw:line text:anchor-type="paragraph" draw:z-index="5" draw:name="Line 2" draw:style-name="gr1" draw:text-style-name="P26" svg:x1="9.797cm" svg:y1="0.138cm" svg:x2="13.766cm" svg:y2="0.35cm"><text:p text:style-name="P26">Bg</text:p><text:p text:style-name="P26"/></draw:line></text:p>
      <text:p text:style-name="P5"><draw:line text:anchor-type="paragraph" draw:z-index="6" draw:name="Line 3" draw:style-name="gr1" draw:text-style-name="P26" svg:x1="14.294cm" svg:y1="0.445cm" svg:x2="12.945cm" svg:y2="2.033cm"><text:p text:style-name="P26">fg</text:p></draw:line><draw:line text:anchor-type="paragraph" draw:z-index="7" draw:name="Line 4" draw:style-name="gr1" draw:text-style-name="P26" svg:x1="13.554cm" svg:y1="2.271cm" svg:x2="14.877cm" svg:y2="0.445cm"><text:p text:style-name="P26">&amp;</text:p></draw:line><draw:line text:anchor-type="paragraph" draw:z-index="8" draw:name="Line 5" draw:style-name="gr1" draw:text-style-name="P26" svg:x1="9.559cm" svg:y1="0.233cm" svg:x2="11.067cm" svg:y2="2.032cm"><text:p text:style-name="P26">fg</text:p></draw:line><draw:line text:anchor-type="paragraph" draw:z-index="9" draw:name="Line 6" draw:style-name="gr1" draw:text-style-name="P26" svg:x1="10.458cm" svg:y1="2.482cm" svg:x2="8.765cm" svg:y2="0.392cm"><text:p text:style-name="P26">Ctrl Z</text:p><text:p text:style-name="P26"/></draw:line></text:p>
      <text:p text:style-name="P5"/>
      <text:p text:style-name="P5"/>
      <text:p text:style-name="P5"/>
      <text:p text:style-name="P5"><draw:custom-shape text:anchor-type="paragraph" draw:z-index="4" draw:name="Shape 3" draw:style-name="gr2" draw:text-style-name="P27" svg:width="3.096cm" svg:height="1.271cm" svg:x="10.458cm" svg:y="0.085cm"><text:p>Avant pla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/>
      <text:p text:style-name="P5">ps cela print le statue des procesus en cours</text:p>
      <text:p text:style-name="P5">ps -ux pour afficher en mode etendu avec X et seulement les processus de user avec U</text:p>
      <text:p text:style-name="P5"/>
      <text:p text:style-name="P5">top affiche les processus en temps reel</text:p>
      <text:p text:style-name="P5"/>
      <text:p text:style-name="P6"><text:soft-page-break/>exmple de redirection</text:p>
      <text:p text:style-name="P6"><text:tab/>ls -l &gt; resultat<text:tab/><text:tab/>créer un fichier resultat et y rentre les resultat de la commande dedans.</text:p>
      <text:p text:style-name="P6"><text:tab/></text:p>
      <text:p text:style-name="P6"><text:tab/>ls -l <text:s/>&gt; &gt; resultat <text:tab/>si le fichier resultat existe déjà, cela rajoute le resultat de la commande <text:tab/><text:tab/><text:tab/><text:tab/>a la suite dans le fichier.</text:p>
      <text:p text:style-name="P6"/>
      <text:p text:style-name="P6"/>
      <text:p text:style-name="P6"/>
      <text:p text:style-name="P8">PIPE premet de rediriger le resultat d’une commande vers une autre </text:p>
      <text:p text:style-name="P8">exemple : </text:p>
      <text:p text:style-name="P8"><text:tab/>cat | more</text:p>
      <text:p text:style-name="P8"><text:tab/>ls -l | more<text:tab/><text:tab/><text:tab/><text:tab/>ls -l<text:tab/><text:tab/><text:tab/><text:tab/><text:tab/><text:tab/>more</text:p>
      <text:p text:style-name="P8"><draw:line text:anchor-type="paragraph" draw:z-index="0" draw:name="Line 1" draw:style-name="gr6" draw:text-style-name="P26" svg:x1="7.283cm" svg:y1="0.048cm" svg:x2="15.062cm" svg:y2="0.074cm"><text:p/></draw:line><draw:path text:anchor-type="paragraph" draw:z-index="1" draw:name="Bézier curve 2" draw:style-name="gr5" draw:text-style-name="P26" svg:width="3.677cm" svg:height="2.206cm" svg:x="9.717cm" svg:y="0.048cm" svg:viewBox="0 0 3678 2207" svg:d="M0 10c289 9 589-42 873 27 291 70 636-100 873 132 233 227 559 281 820 450 274 176 567 400 635 767 50 263 365 969 159 794-856-728 175 541 185-291l133-159"><text:p/></draw:path><text:tab/>ls -l | tee resultat | more</text:p>
      <text:p text:style-name="P8"/>
      <text:p text:style-name="P8"><text:tab/><text:tab/><text:tab/><text:tab/><text:tab/><text:tab/><text:tab/><text:tab/></text:p>
      <text:p text:style-name="P8"/>
      <text:p text:style-name="P8"/>
      <text:p text:style-name="P8"><text:tab/><text:tab/><text:tab/><text:tab/><text:tab/><text:tab/><text:tab/><text:tab/><text:tab/><text:tab/>resultat</text:p>
      <text:p text:style-name="P8"/>
      <text:p text:style-name="P9">ssh -x <text:s text:c="5"/>utilisation de la librairie x11</text:p>
      <text:p text:style-name="P9"/>
      <text:p text:style-name="P9">copier des fichier a distance en ssh : scp</text:p>
      <text:p text:style-name="P9"/>
      <text:p text:style-name="P9">créer <text:s/>une variable dans le shell : </text:p>
      <text:p text:style-name="P9"><text:tab/>PLOP = 17</text:p>
      <text:p text:style-name="P9"><text:tab/>export PLOP</text:p>
      <text:p text:style-name="P9"><text:tab/>export | grep PLOP </text:p>
      <text:p text:style-name="P9">cela donne PLOP = 17</text:p>
      <text:p text:style-name="P9"/>
      <text:p text:style-name="P10">wc : word count</text:p>
      <text:p text:style-name="P10"/>
      <text:p text:style-name="P10">créer des alias : <text:s/>alias ll=’ls -l’</text:p>
      <text:p text:style-name="P10"/>
      <text:p text:style-name="P11">expr 1+5 pour afficher le resultat directement dans le shell comme dans un script</text:p>
      <text:p text:style-name="P11"/>
      <text:p text:style-name="P12">bc -q le shell passe en calculatrice</text:p>
      <text:p text:style-name="P12">on peut changer la precision avec scale =[] </text:p>
      <text:p text:style-name="P12"/>
      <text:p text:style-name="P12"/>
      <text:p text:style-name="P15">les processus</text:p>
      <text:p text:style-name="P14">abstraction d’une exécution :</text:p>
      <text:p text:style-name="P13">cest l’unité d’execution visible qpar le SE</text:p>
      <text:p text:style-name="P13">cest l’unité ordonnancée par le SE (et rien d’autre)</text:p>
      <text:p text:style-name="P13">il contient </text:p>
      <text:p text:style-name="P13"><text:tab/>espace d’adressage memoire</text:p>
      <text:p text:style-name="P13"><text:tab/>pointeur d’instruction</text:p>
      <text:p text:style-name="P13"><text:tab/>pointeur de pile</text:p>
      <text:p text:style-name="P13"><text:tab/>autre ressource systeme : fichier ouvertes, connections et reseaux ouverts</text:p>
      <text:p text:style-name="P13"><text:span text:style-name="T3"/></text:p>
      <text:p text:style-name="P14">programme :</text:p>
      <text:p text:style-name="P19">entité statique décrivant un traitement ;</text:p>
      <text:p text:style-name="P19">code situé sur disque(en langage source, en langage machine)</text:p>
      <text:p text:style-name="P19">un programme peut donnner lieu a plusieur processus possibles par exemple : un meme programme executé avec des données différentes.</text:p>
      <text:p text:style-name="P19"/>
      <text:p text:style-name="P14">Identification : le PID </text:p>
      <text:p text:style-name="P19">pid_t getpid(void) ; appel sustème rtournant le PID du processus</text:p>
      <text:p text:style-name="P19">visinles par les commandes top, ps</text:p>
      <text:p text:style-name="P19">nom de l’entrée dans le dossier /proc </text:p>
      <text:p text:style-name="P19"/>
      <text:p text:style-name="P16">affiliation :</text:p>
      <text:p text:style-name="P20">tout processus à un pere : oricessus qui l’a lancé </text:p>
      <text:p text:style-name="P20">pid_t getppid(void) ; appel système retournant le PID du processus pere</text:p>
      <text:p text:style-name="P20">l’ancetre pid =1, le processus init, lancé au boot </text:p>
      <text:p text:style-name="P20">les orpelins (processus dont le pere est mort) sont le plus souvent récupérés par init</text:p>
      <text:p text:style-name="P12"/>
      <text:p text:style-name="P21">Propriétaire d’un processus :</text:p>
      <text:p text:style-name="P21">tout processus à un propriétaire (l’utilisateur qui a lanc le processus)</text:p>
      <text:p text:style-name="P21"><text:tab/>le processus possède les même droit sur les fichiers que le propriétaire.</text:p>
      <text:p text:style-name="P21"><text:tab/>Seul le proprio d’un processus peut le tuer</text:p>
      <text:p text:style-name="P21"/>
      <text:p text:style-name="P17">réel-effectif :</text:p>
      <text:p text:style-name="P21">proprio reel : celui qui éxecute la commande (idem pour groupe), le plus souvent ccelui qui a lancé la commande.</text:p>
      <text:p text:style-name="P21">Donnés par UID et GID obtenus avec getuid(), getid().</text:p>
      <text:p text:style-name="P21"/>
      <text:p text:style-name="P18">Création de processus :</text:p>
      <text:p text:style-name="P22">primitives fork(), clônage (sous linux)</text:p>
      <text:p text:style-name="P22">primitive système : fork()</text:p>
      <text:p text:style-name="P22">recoîe totale (données, attributs) du processus père vars son processus fils (nouveau pid)</text:p>
      <text:p text:style-name="P22">le fils continue son éxecution à partir de cette primitive </text:p>
      <text:p text:style-name="P22"/>
      <text:p text:style-name="P23">Differencier le pèredu fils ?</text:p>
      <text:p text:style-name="P23">Code de retour du fork()</text:p>
      <text:p text:style-name="P23">dans le pere : le fork retourne le pid du processus fils</text:p>
      <text:p text:style-name="P23">dans le fils le fork retoune 0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08:31:26.976534549</meta:creation-date>
    <dc:date>2024-10-28T08:41:47.100102970</dc:date>
    <meta:editing-duration>P7DT11M2S</meta:editing-duration>
    <meta:editing-cycles>27</meta:editing-cycles>
    <meta:generator>LibreOffice/24.2.5.2$Linux_X86_64 LibreOffice_project/420$Build-2</meta:generator>
    <meta:document-statistic meta:table-count="0" meta:image-count="0" meta:object-count="0" meta:page-count="4" meta:paragraph-count="89" meta:word-count="608" meta:character-count="3580" meta:non-whitespace-character-count="2974"/>
  </office:meta>
</office:document-meta>
</file>